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00120e5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rsid="000120e5" officeooo:paragraph-rsid="00a5b076" style:font-size-asian="11pt" style:font-size-complex="11pt"/>
    </style:style>
    <style:style style:name="P6" style:family="paragraph" style:parent-style-name="Standard">
      <style:text-properties style:font-name="EB Garamond 12" fo:font-size="11pt" fo:language="en" fo:country="US" officeooo:rsid="000120e5" officeooo:paragraph-rsid="01120c92" style:font-size-asian="11pt" style:font-size-complex="11pt"/>
    </style:style>
    <style:style style:name="P7" style:family="paragraph" style:parent-style-name="Standard">
      <style:text-properties style:font-name="EB Garamond 12" fo:font-size="11pt" fo:language="en" fo:country="US" officeooo:rsid="000120e5" officeooo:paragraph-rsid="011a7ae9" style:font-size-asian="11pt" style:font-size-complex="11pt"/>
    </style:style>
    <style:style style:name="P8" style:family="paragraph" style:parent-style-name="Standard">
      <style:text-properties style:font-name="EB Garamond 12" fo:font-size="11pt" fo:language="en" fo:country="US" officeooo:rsid="000120e5" officeooo:paragraph-rsid="00185aff" style:font-size-asian="11pt" style:font-size-complex="11pt"/>
    </style:style>
    <style:style style:name="P9" style:family="paragraph" style:parent-style-name="Standard">
      <style:text-properties style:font-name="EB Garamond 12" fo:font-size="11pt" fo:language="en" fo:country="US" officeooo:rsid="000120e5" officeooo:paragraph-rsid="022bb428" style:font-size-asian="11pt" style:font-size-complex="11pt"/>
    </style:style>
    <style:style style:name="P10" style:family="paragraph" style:parent-style-name="Standard">
      <style:text-properties style:font-name="EB Garamond 12" fo:font-size="11pt" fo:language="en" fo:country="US" officeooo:rsid="0003a8b9" officeooo:paragraph-rsid="0003a8b9" style:font-size-asian="11pt" style:font-size-complex="11pt"/>
    </style:style>
    <style:style style:name="P11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003a8b9" style:font-size-asian="11pt" style:font-size-complex="11pt"/>
    </style:style>
    <style:style style:name="P1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17916" style:font-size-asian="11pt" style:font-size-complex="11pt"/>
    </style:style>
    <style:style style:name="P13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0df0f0" style:font-size-asian="11pt" style:font-size-complex="11pt"/>
    </style:style>
    <style:style style:name="P14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375320" style:font-size-asian="11pt" style:font-size-complex="11pt"/>
    </style:style>
    <style:style style:name="P15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4b4198" style:font-size-asian="11pt" style:font-size-complex="11pt"/>
    </style:style>
    <style:style style:name="P16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53377a" style:font-size-asian="11pt" style:font-size-complex="11pt"/>
    </style:style>
    <style:style style:name="P17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697de7" style:font-size-asian="11pt" style:font-size-complex="11pt"/>
    </style:style>
    <style:style style:name="P18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6cde01" style:font-size-asian="11pt" style:font-size-complex="11pt"/>
    </style:style>
    <style:style style:name="P19" style:family="paragraph" style:parent-style-name="Standard">
      <style:text-properties style:font-name="EB Garamond 12" fo:font-size="11pt" fo:language="en" fo:country="US" officeooo:rsid="01f43e61" officeooo:paragraph-rsid="01f43e61" style:font-size-asian="11pt" style:font-size-complex="11pt"/>
    </style:style>
    <style:style style:name="P20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2392168" style:font-size-asian="11pt" style:font-size-complex="11pt"/>
    </style:style>
    <style:style style:name="P21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22" style:family="paragraph" style:parent-style-name="Standard">
      <style:paragraph-properties fo:text-align="start" style:justify-single-word="fals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0823925" style:font-size-asian="11pt" style:font-style-asian="italic" style:font-size-complex="11pt" style:font-style-complex="italic"/>
    </style:style>
    <style:style style:name="P23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2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25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26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27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0823925" style:font-size-asian="11pt" style:font-style-asian="normal" style:font-size-complex="11pt" style:font-style-complex="normal"/>
    </style:style>
    <style:style style:name="P28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0823925" style:font-size-asian="11pt" style:font-style-asian="normal" style:font-size-complex="11pt" style:font-style-complex="normal"/>
    </style:style>
    <style:style style:name="P29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30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31" style:family="paragraph" style:parent-style-name="Standard">
      <style:paragraph-properties fo:text-align="center" style:justify-single-word="false"/>
      <style:text-properties style:font-name="EB Garamond 12" fo:font-size="16pt" officeooo:rsid="005c2211" officeooo:paragraph-rsid="00823925" style:font-size-asian="16pt" style:font-size-complex="16pt"/>
    </style:style>
    <style:style style:name="P32" style:family="paragraph" style:parent-style-name="Standard">
      <style:text-properties style:font-name="EB Garamond 12 All SC" fo:font-size="11pt" fo:language="en" fo:country="US" officeooo:rsid="02375320" officeooo:paragraph-rsid="00836784" style:font-size-asian="11pt" style:font-size-complex="11pt"/>
    </style:style>
    <style:style style:name="P33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34" style:family="paragraph" style:parent-style-name="Standard">
      <style:paragraph-properties fo:text-align="center" style:justify-single-word="false" fo:break-before="page"/>
      <style:text-properties style:font-name="EB Garamond 12" fo:font-size="16pt" officeooo:paragraph-rsid="0003a8b9" style:font-size-asian="16pt" style:font-size-complex="16pt"/>
    </style:style>
    <style:style style:name="P35" style:family="paragraph" style:parent-style-name="Standard">
      <style:paragraph-properties fo:text-align="end" style:justify-single-word="false" fo:break-before="pag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0823925" style:font-size-asian="11pt" style:font-style-asian="italic" style:font-size-complex="11pt" style:font-style-complex="italic"/>
    </style:style>
    <style:style style:name="P37" style:family="paragraph" style:parent-style-name="Footnote">
      <style:text-properties fo:language="en" fo:country="US" officeooo:rsid="00198fdb" officeooo:paragraph-rsid="01fe59e4"/>
    </style:style>
    <style:style style:name="P38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705c5d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8906d0" style:font-style-asian="italic" style:font-style-complex="italic"/>
    </style:style>
    <style:style style:name="T3" style:family="text">
      <style:text-properties fo:font-style="italic" officeooo:rsid="01c668f6" style:font-style-asian="italic" style:font-style-complex="italic"/>
    </style:style>
    <style:style style:name="T4" style:family="text">
      <style:text-properties fo:font-style="italic" officeooo:rsid="02375320" style:font-style-asian="italic" style:font-style-complex="italic"/>
    </style:style>
    <style:style style:name="T5" style:family="text">
      <style:text-properties fo:font-style="italic" officeooo:rsid="02392168" style:font-style-asian="italic" style:font-style-complex="italic"/>
    </style:style>
    <style:style style:name="T6" style:family="text">
      <style:text-properties fo:font-style="italic" officeooo:rsid="023b1c02" style:font-style-asian="italic" style:font-style-complex="italic"/>
    </style:style>
    <style:style style:name="T7" style:family="text">
      <style:text-properties fo:font-style="italic" officeooo:rsid="023dc522" style:font-style-asian="italic" style:font-style-complex="italic"/>
    </style:style>
    <style:style style:name="T8" style:family="text">
      <style:text-properties fo:font-style="italic" officeooo:rsid="024e4ffc" style:font-style-asian="italic" style:font-style-complex="italic"/>
    </style:style>
    <style:style style:name="T9" style:family="text">
      <style:text-properties fo:font-style="italic" officeooo:rsid="026998cf" style:font-style-asian="italic" style:font-style-complex="italic"/>
    </style:style>
    <style:style style:name="T10" style:family="text">
      <style:text-properties officeooo:rsid="000120e5"/>
    </style:style>
    <style:style style:name="T11" style:family="text">
      <style:text-properties officeooo:rsid="00019284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056c95" style:font-style-asian="normal" style:font-style-complex="normal"/>
    </style:style>
    <style:style style:name="T14" style:family="text">
      <style:text-properties fo:font-style="normal" officeooo:rsid="00a5b076" style:font-style-asian="normal" style:font-style-complex="normal"/>
    </style:style>
    <style:style style:name="T15" style:family="text">
      <style:text-properties fo:font-style="normal" officeooo:rsid="011a7ae9" style:font-style-asian="normal" style:font-style-complex="normal"/>
    </style:style>
    <style:style style:name="T16" style:family="text">
      <style:text-properties fo:font-style="normal" officeooo:rsid="013e64b0" style:font-style-asian="normal" style:font-style-complex="normal"/>
    </style:style>
    <style:style style:name="T17" style:family="text">
      <style:text-properties fo:font-style="normal" officeooo:rsid="014898e2" style:font-style-asian="normal" style:font-style-complex="normal"/>
    </style:style>
    <style:style style:name="T18" style:family="text">
      <style:text-properties fo:font-style="normal" officeooo:rsid="01c668f6" style:font-style-asian="normal" style:font-style-complex="normal"/>
    </style:style>
    <style:style style:name="T19" style:family="text">
      <style:text-properties fo:font-style="normal" officeooo:rsid="01c81a39" style:font-style-asian="normal" style:font-style-complex="normal"/>
    </style:style>
    <style:style style:name="T20" style:family="text">
      <style:text-properties fo:font-style="normal" officeooo:rsid="01d7bc22" style:font-style-asian="normal" style:font-style-complex="normal"/>
    </style:style>
    <style:style style:name="T21" style:family="text">
      <style:text-properties fo:font-style="normal" officeooo:rsid="0215f91b" style:font-style-asian="normal" style:font-style-complex="normal"/>
    </style:style>
    <style:style style:name="T22" style:family="text">
      <style:text-properties fo:font-style="normal" officeooo:rsid="022bb428" style:font-style-asian="normal" style:font-style-complex="normal"/>
    </style:style>
    <style:style style:name="T23" style:family="text">
      <style:text-properties fo:font-style="normal" officeooo:rsid="02375320" style:font-style-asian="normal" style:font-style-complex="normal"/>
    </style:style>
    <style:style style:name="T24" style:family="text">
      <style:text-properties fo:font-style="normal" officeooo:rsid="023acaed" style:font-style-asian="normal" style:font-style-complex="normal"/>
    </style:style>
    <style:style style:name="T25" style:family="text">
      <style:text-properties fo:font-style="normal" officeooo:rsid="023b1c02" style:font-style-asian="normal" style:font-style-complex="normal"/>
    </style:style>
    <style:style style:name="T26" style:family="text">
      <style:text-properties fo:font-style="normal" officeooo:rsid="023d5588" style:font-style-asian="normal" style:font-style-complex="normal"/>
    </style:style>
    <style:style style:name="T27" style:family="text">
      <style:text-properties fo:font-style="normal" officeooo:rsid="023dc522" style:font-style-asian="normal" style:font-style-complex="normal"/>
    </style:style>
    <style:style style:name="T28" style:family="text">
      <style:text-properties fo:font-style="normal" officeooo:rsid="023de746" style:font-style-asian="normal" style:font-style-complex="normal"/>
    </style:style>
    <style:style style:name="T29" style:family="text">
      <style:text-properties fo:font-style="normal" officeooo:rsid="023f75b7" style:font-style-asian="normal" style:font-style-complex="normal"/>
    </style:style>
    <style:style style:name="T30" style:family="text">
      <style:text-properties fo:font-style="normal" officeooo:rsid="02409b0d" style:font-style-asian="normal" style:font-style-complex="normal"/>
    </style:style>
    <style:style style:name="T31" style:family="text">
      <style:text-properties fo:font-style="normal" officeooo:rsid="02418367" style:font-style-asian="normal" style:font-style-complex="normal"/>
    </style:style>
    <style:style style:name="T32" style:family="text">
      <style:text-properties fo:font-style="normal" officeooo:rsid="0242380d" style:font-style-asian="normal" style:font-style-complex="normal"/>
    </style:style>
    <style:style style:name="T33" style:family="text">
      <style:text-properties fo:font-style="normal" officeooo:rsid="0243b95b" style:font-style-asian="normal" style:font-style-complex="normal"/>
    </style:style>
    <style:style style:name="T34" style:family="text">
      <style:text-properties fo:font-style="normal" officeooo:rsid="0244f4b2" style:font-style-asian="normal" style:font-style-complex="normal"/>
    </style:style>
    <style:style style:name="T35" style:family="text">
      <style:text-properties fo:font-style="normal" officeooo:rsid="02466453" style:font-style-asian="normal" style:font-style-complex="normal"/>
    </style:style>
    <style:style style:name="T36" style:family="text">
      <style:text-properties fo:font-style="normal" officeooo:rsid="02480208" style:font-style-asian="normal" style:font-style-complex="normal"/>
    </style:style>
    <style:style style:name="T37" style:family="text">
      <style:text-properties fo:font-style="normal" officeooo:rsid="024b4198" style:font-style-asian="normal" style:font-style-complex="normal"/>
    </style:style>
    <style:style style:name="T38" style:family="text">
      <style:text-properties fo:font-style="normal" officeooo:rsid="024b500f" style:font-style-asian="normal" style:font-style-complex="normal"/>
    </style:style>
    <style:style style:name="T39" style:family="text">
      <style:text-properties fo:font-style="normal" officeooo:rsid="024e4ffc" style:font-style-asian="normal" style:font-style-complex="normal"/>
    </style:style>
    <style:style style:name="T40" style:family="text">
      <style:text-properties fo:font-style="normal" officeooo:rsid="0250fa40" style:font-style-asian="normal" style:font-style-complex="normal"/>
    </style:style>
    <style:style style:name="T41" style:family="text">
      <style:text-properties fo:font-style="normal" officeooo:rsid="02513316" style:font-style-asian="normal" style:font-style-complex="normal"/>
    </style:style>
    <style:style style:name="T42" style:family="text">
      <style:text-properties fo:font-style="normal" officeooo:rsid="025149ad" style:font-style-asian="normal" style:font-style-complex="normal"/>
    </style:style>
    <style:style style:name="T43" style:family="text">
      <style:text-properties fo:font-style="normal" officeooo:rsid="0253377a" style:font-style-asian="normal" style:font-style-complex="normal"/>
    </style:style>
    <style:style style:name="T44" style:family="text">
      <style:text-properties fo:font-style="normal" officeooo:rsid="0253c6ec" style:font-style-asian="normal" style:font-style-complex="normal"/>
    </style:style>
    <style:style style:name="T45" style:family="text">
      <style:text-properties fo:font-style="normal" officeooo:rsid="02556fa4" style:font-style-asian="normal" style:font-style-complex="normal"/>
    </style:style>
    <style:style style:name="T46" style:family="text">
      <style:text-properties fo:font-style="normal" officeooo:rsid="0256e76d" style:font-style-asian="normal" style:font-style-complex="normal"/>
    </style:style>
    <style:style style:name="T47" style:family="text">
      <style:text-properties fo:font-style="normal" officeooo:rsid="02587722" style:font-style-asian="normal" style:font-style-complex="normal"/>
    </style:style>
    <style:style style:name="T48" style:family="text">
      <style:text-properties fo:font-style="normal" officeooo:rsid="0259dfb1" style:font-style-asian="normal" style:font-style-complex="normal"/>
    </style:style>
    <style:style style:name="T49" style:family="text">
      <style:text-properties fo:font-style="normal" officeooo:rsid="026024c4" style:font-style-asian="normal" style:font-style-complex="normal"/>
    </style:style>
    <style:style style:name="T50" style:family="text">
      <style:text-properties fo:font-style="normal" officeooo:rsid="0261d114" style:font-style-asian="normal" style:font-style-complex="normal"/>
    </style:style>
    <style:style style:name="T51" style:family="text">
      <style:text-properties fo:font-style="normal" officeooo:rsid="02631130" style:font-style-asian="normal" style:font-style-complex="normal"/>
    </style:style>
    <style:style style:name="T52" style:family="text">
      <style:text-properties fo:font-style="normal" officeooo:rsid="0264efb8" style:font-style-asian="normal" style:font-style-complex="normal"/>
    </style:style>
    <style:style style:name="T53" style:family="text">
      <style:text-properties fo:font-style="normal" officeooo:rsid="02667533" style:font-style-asian="normal" style:font-style-complex="normal"/>
    </style:style>
    <style:style style:name="T54" style:family="text">
      <style:text-properties fo:font-style="normal" officeooo:rsid="02676089" style:font-style-asian="normal" style:font-style-complex="normal"/>
    </style:style>
    <style:style style:name="T55" style:family="text">
      <style:text-properties fo:font-style="normal" officeooo:rsid="0267d3b3" style:font-style-asian="normal" style:font-style-complex="normal"/>
    </style:style>
    <style:style style:name="T56" style:family="text">
      <style:text-properties fo:font-style="normal" officeooo:rsid="02686145" style:font-style-asian="normal" style:font-style-complex="normal"/>
    </style:style>
    <style:style style:name="T57" style:family="text">
      <style:text-properties fo:font-style="normal" officeooo:rsid="026998cf" style:font-style-asian="normal" style:font-style-complex="normal"/>
    </style:style>
    <style:style style:name="T58" style:family="text">
      <style:text-properties fo:font-style="normal" officeooo:rsid="026cde01" style:font-style-asian="normal" style:font-style-complex="normal"/>
    </style:style>
    <style:style style:name="T59" style:family="text">
      <style:text-properties fo:font-style="normal" officeooo:rsid="02700551" style:font-style-asian="normal" style:font-style-complex="normal"/>
    </style:style>
    <style:style style:name="T60" style:family="text">
      <style:text-properties fo:font-style="normal" officeooo:rsid="02705c5d" style:font-style-asian="normal" style:font-style-complex="normal"/>
    </style:style>
    <style:style style:name="T61" style:family="text">
      <style:text-properties fo:font-style="normal" officeooo:rsid="0270c3eb" style:font-style-asian="normal" style:font-style-complex="normal"/>
    </style:style>
    <style:style style:name="T62" style:family="text">
      <style:text-properties officeooo:rsid="000a14f6"/>
    </style:style>
    <style:style style:name="T63" style:family="text">
      <style:text-properties officeooo:rsid="005714b7"/>
    </style:style>
    <style:style style:name="T64" style:family="text">
      <style:text-properties officeooo:rsid="00880dbe"/>
    </style:style>
    <style:style style:name="T65" style:family="text">
      <style:text-properties officeooo:rsid="007c6d62"/>
    </style:style>
    <style:style style:name="T66" style:family="text">
      <style:text-properties officeooo:rsid="00374dde"/>
    </style:style>
    <style:style style:name="T67" style:family="text">
      <style:text-properties style:font-name="EB Garamond 12 All SC" fo:font-style="normal" officeooo:rsid="02375320" style:font-style-asian="normal" style:font-style-complex="normal"/>
    </style:style>
    <style:style style:name="T68" style:family="text">
      <style:text-properties style:font-name="EB Garamond 12 All SC" fo:font-style="normal" officeooo:rsid="024e5be4" style:font-style-asian="normal" style:font-style-complex="normal"/>
    </style:style>
    <style:style style:name="T69" style:family="text">
      <style:text-properties style:font-name="EB Garamond 12 All SC" fo:font-style="normal" officeooo:rsid="026024c4" style:font-style-asian="normal" style:font-style-complex="normal"/>
    </style:style>
    <style:style style:name="T70" style:family="text">
      <style:text-properties style:font-name="EB Garamond 12 All SC" fo:font-style="normal" officeooo:rsid="026d4199" style:font-style-asian="normal" style:font-style-complex="normal"/>
    </style:style>
    <style:style style:name="T71" style:family="text">
      <style:text-properties style:font-name="EB Garamond 12 All SC" fo:font-style="normal" officeooo:rsid="026f14d7" style:font-style-asian="normal" style:font-style-complex="normal"/>
    </style:style>
    <style:style style:name="T72" style:family="text">
      <style:text-properties officeooo:rsid="013faaaf"/>
    </style:style>
    <style:style style:name="T73" style:family="text">
      <style:text-properties officeooo:rsid="01fc5184"/>
    </style:style>
    <style:style style:name="T74" style:family="text">
      <style:text-properties officeooo:rsid="02317916"/>
    </style:style>
    <style:style style:name="T75" style:family="text">
      <style:text-properties officeooo:rsid="02320032"/>
    </style:style>
    <style:style style:name="T76" style:family="text">
      <style:text-properties officeooo:rsid="02375320"/>
    </style:style>
    <style:style style:name="T77" style:family="text">
      <style:text-properties officeooo:rsid="02392168"/>
    </style:style>
    <style:style style:name="T78" style:family="text">
      <style:text-properties officeooo:rsid="023dc52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9"><text:s text:c="4"/>Wolfgang Skala, 201<text:span text:style-name="T72">7</text:span></text:p>
      <text:p text:style-name="P29"/>
      <text:p text:style-name="P29"/>
      <text:p text:style-name="P25">© 201<text:span text:style-name="T72">7</text:span> by Wolfgang Skala. This edition is licensed under the Creative Commons Attribution<text:span text:style-name="T64">-NonCommercial-ShareAlike</text:span> 4.0 International License. To view a copy of this license, visit http://creativecommons.org/licenses/by<text:span text:style-name="T65">-nc-sa</text:span>/4.0/. </text:p>
      <text:p text:style-name="P24"/>
      <text:p text:style-name="P26">Music engraving by LilyPond 2.18.0 (http://www.lilypond.org).<text:span text:style-name="T63"><text:line-break/>Front matter</text:span> typeset with EB Garamond (http://www.georgduffner.at/ebgaramond).</text:p>
      <text:p text:style-name="P29"/>
      <text:p text:style-name="P23">First <text:span text:style-name="T76">edition</text:span>, <text:span text:style-name="T78">October</text:span> 201<text:span text:style-name="T72">7</text:span></text:p>
      <text:p text:style-name="P33"/>
      <text:p text:style-name="P30">P R E F A C E <text:s text:c="2"/><text:span text:style-name="T1">&amp;</text:span> <text:s text:c="2"/>C R I T I C A L <text:s text:c="2"/>R E P O R T </text:p>
      <text:p text:style-name="P30"/>
      <text:p text:style-name="P1"/>
      <text:p text:style-name="P20">This edition <text:span text:style-name="T10">of the </text:span><text:span text:style-name="T4">Sextett op. 113</text:span><text:span text:style-name="T7"> “Per aspera ad <text:s/>astra”</text:span><text:span text:style-name="T4"> </text:span>bases upon <text:span text:style-name="T76">Reiter’s manuscript, which has been archived in the Department of Music of the Austrian National Library (siglum F27.Reiter.81 Mus; http://data.onb.ac.at/rec/AL00537032).</text:span></text:p>
      <text:p text:style-name="P2"/>
      <text:p text:style-name="P19">The title page reads: <text:span text:style-name="T5">Per aspera ad astra / Sextett / für 2 Geigen, Bratsche, Violoncell / Kontrabaß und Klavier / Josef Reiter / Op. 133 / B-Dur .</text:span></text:p>
      <text:p text:style-name="P2"/>
      <text:p text:style-name="P4">In general, this edition follows the <text:span text:style-name="T77">manuscript as closely a reasonably possible</text:span>.<text:span text:style-name="T73"> A</text:span>ny changes <text:span text:style-name="T62">that were introduced </text:span>by the editor are indicated by <text:span text:style-name="T78">brackets (directions, dynamics, expressive marks)</text:span> or dashes (slurs and ties)<text:span text:style-name="T11">. Accidentals are used according to modern conventions. Asterisks denote changes that are clarified in the detailed remarks below.</text:span></text:p>
      <text:p text:style-name="P3"/>
      <text:p text:style-name="P8"/>
      <text:p text:style-name="P3"/>
      <text:p text:style-name="P32">i <text:s text:c="2"/>– <text:s text:c="2"/>k r ä f t i g <text:s text:c="2"/>b e w e g t</text:p>
      <text:p text:style-name="P3"/>
      <text:p text:style-name="P15"><text:span text:style-name="T1">Bar<text:tab/>Staff<text:tab/>Note</text:span><text:span text:style-name="T6"><text:line-break/></text:span><text:span text:style-name="T25">87<text:tab/>vl</text:span><text:span text:style-name="T28"> </text:span><text:span text:style-name="T25">1</text:span><text:span text:style-name="T13"><text:note text:id="ftn1" text:note-class="footnote"><text:note-citation>1</text:note-citation><text:note-body><text:p text:style-name="P37">Abbreviations: <text:span text:style-name="T76">cb, contrabass; Ms, manuscript; pf, piano</text:span>;<text:span text:style-name="T66"> r, rest; vla, viola; vlc, violoncello; vl</text:span>, violin.</text:p></text:note-body></text:note></text:span><text:span text:style-name="T25"><text:tab/>12th sixteenth in Ms: c‴16</text:span><text:span text:style-name="T3"><text:line-break/></text:span><text:span text:style-name="T23">137</text:span><text:span text:style-name="T18"><text:tab/></text:span><text:span text:style-name="T23">pf</text:span><text:span text:style-name="T18"><text:tab/></text:span><text:span text:style-name="T23">4th quarter in Ms: </text:span><text:span text:style-name="T24">g+d′4</text:span><text:span text:style-name="T26"><text:line-break/>171<text:tab/>vlc<text:tab/>4th quarter in Ms: possibly Bes4</text:span><text:span text:style-name="T32"><text:line-break/></text:span><text:span text:style-name="T39">177–193<text:tab/>–<text:tab/>Reiter proposes not to repeat the exposition<text:line-break/><text:tab/><text:tab/>(remark: </text:span><text:span text:style-name="T8">Es empfiehlt sich, die Wiederholung wegzulassen.</text:span><text:span text:style-name="T39">)<text:line-break/></text:span><text:span text:style-name="T32">228<text:tab/>pf<text:tab/>clef missing in Ms</text:span><text:span text:style-name="T36"><text:line-break/>272<text:tab/>vlc<text:tab/></text:span><text:span text:style-name="T32">clef missing in Ms</text:span><text:span text:style-name="T35"><text:line-break/>282f<text:tab/>vla<text:tab/>all notes in Ms: ais</text:span><text:span text:style-name="T37"><text:line-break/></text:span><text:span text:style-name="T35">282f<text:tab/>vl</text:span><text:span text:style-name="T37">c</text:span><text:span text:style-name="T35"><text:tab/>all notes in Ms: </text:span><text:span text:style-name="T37">A</text:span><text:span text:style-name="T35">is</text:span><text:span text:style-name="T28"><text:line-break/>359<text:tab/></text:span><text:span text:style-name="T29">pf</text:span><text:span text:style-name="T28"><text:tab/>clef missing in Ms</text:span><text:span text:style-name="T29"><text:line-break/>370<text:tab/>pf<text:tab/>1st quarter in Ms:</text:span><text:span text:style-name="T33"> </text:span><text:span text:style-name="T29">a‴16–c‴16–bes″16–c‴16</text:span><text:span text:style-name="T33"> (right hand)<text:line-break/><text:tab/><text:tab/>and</text:span><text:span text:style-name="T29"> a″16–c″16–bes′16–c″16</text:span><text:span text:style-name="T33"> (left hand)</text:span><text:span text:style-name="T34"><text:line-break/>374<text:tab/>vla<text:tab/>4th quarter in Ms: a4</text:span><text:span text:style-name="T30"><text:line-break/>44</text:span><text:span text:style-name="T31">3</text:span><text:span text:style-name="T30"><text:tab/>pf<text:tab/>clef missing in Ms</text:span><text:span text:style-name="T38"><text:line-break/>459<text:tab/>cb<text:tab/>tremolo repeats missing in Ms</text:span><text:span text:style-name="T19"><text:line-break/></text:span><text:span text:style-name="T17"><text:line-break/></text:span><text:span text:style-name="T14"><text:line-break/><text:line-break/></text:span><text:span text:style-name="T67">ii – </text:span><text:span text:style-name="T68">l a n g s a m <text:s text:c="2"/>u n d <text:s text:c="2"/>s e h r <text:s text:c="2"/>g e s a n g s v o l l</text:span></text:p>
      <text:p text:style-name="P5"/>
      <text:p text:style-name="P16"><text:span text:style-name="T1">Bar<text:tab/>Staff<text:tab/>Note</text:span><text:span text:style-name="T2"><text:line-break/></text:span><text:span text:style-name="T41">25<text:tab/>pf<text:tab/>left hand: bass clef missing in Ms</text:span><text:span text:style-name="T42"><text:line-break/>30<text:tab/>pf<text:tab/>right hand, </text:span><text:span text:style-name="T43">3r</text:span><text:span text:style-name="T42">d quarter in Ms.: b′+fis″8</text:span><text:span text:style-name="T43"><text:line-break/>31<text:tab/>pf<text:tab/>right hand, 3r</text:span><text:span text:style-name="T42">d quarter in Ms.: </text:span><text:span text:style-name="T43">a′+</text:span><text:span text:style-name="T42">b′+fis″8</text:span><text:span text:style-name="T44"><text:line-break/>34<text:tab/>pf<text:tab/>in Ms</text:span><text:span text:style-name="T45">: quarter followed by sixteenth</text:span><text:span text:style-name="T47"><text:line-break/>58<text:tab/>vla<text:tab/>last quarter in Ms: b4</text:span><text:span text:style-name="T46"><text:line-break/>75<text:tab/>vl 1<text:tab/>1st sixteenth in Ms: d′+a″+fis‴16</text:span><text:span text:style-name="T48"><text:line-break/>86<text:tab/>pf<text:tab/>1st sixteenth in Ms: b‴16</text:span><text:span text:style-name="T40"><text:line-break/>87<text:tab/>pf<text:tab/>d″32 followed by an additional fis″32 in Ms</text:span><text:span text:style-name="T20"><text:line-break/></text:span></text:p>
      <text:p text:style-name="P13"><text:soft-page-break/><text:span text:style-name="T67">iii – </text:span><text:span text:style-name="T69">s c h n e l l, <text:s/>l e i c h t <text:s text:c="2"/>u n d <text:s text:c="2"/>f l ü c h t i g …</text:span></text:p>
      <text:p text:style-name="P6"/>
      <text:p text:style-name="P18"><text:span text:style-name="T1">Bar<text:tab/>Staff<text:tab/>Note</text:span><text:span text:style-name="T2"><text:line-break/></text:span><text:span text:style-name="T57">–<text:tab/>–<text:tab/>There is no rehearsal mark “11” in the Ms.</text:span><text:span text:style-name="T9"><text:line-break/></text:span><text:span text:style-name="T49">37<text:tab/>pf<text:tab/>left hand: bass clef missing in Ms</text:span><text:span text:style-name="T54"><text:line-break/></text:span><text:span text:style-name="T55">53<text:tab/>vlc/cb<text:tab/>3rd quarter in Ms: e4</text:span><text:span text:style-name="T58"><text:line-break/>121<text:tab/>vl 1<text:tab/>3rd quarter in Ms: b″8–b″8</text:span><text:span text:style-name="T55"><text:line-break/></text:span><text:span text:style-name="T54">160<text:tab/>–<text:tab/>key signature in Ms: des-major</text:span><text:span text:style-name="T50"><text:line-break/>183</text:span><text:span text:style-name="T49"><text:tab/>pf<text:tab/>left hand: bass clef missing in Ms</text:span><text:span text:style-name="T51"><text:line-break/>202</text:span><text:span text:style-name="T49"><text:tab/>pf<text:tab/>left hand: bass clef missing in Ms</text:span><text:span text:style-name="T56"><text:line-break/>224<text:tab/>vlc<text:tab/>3rd quarter in Ms: es′4</text:span><text:span text:style-name="T52"><text:line-break/></text:span><text:span text:style-name="T51">2</text:span><text:span text:style-name="T52">26</text:span><text:span text:style-name="T49"><text:tab/>pf<text:tab/>left hand: </text:span><text:span text:style-name="T52">treble</text:span><text:span text:style-name="T49"> clef missing in Ms</text:span><text:span text:style-name="T53"><text:line-break/></text:span><text:span text:style-name="T51">2</text:span><text:span text:style-name="T53">30</text:span><text:span text:style-name="T49"><text:tab/>pf<text:tab/>left hand: bass clef missing in Ms</text:span><text:span text:style-name="T15"><text:line-break/></text:span><text:span text:style-name="T21"><text:line-break/></text:span></text:p>
      <text:p text:style-name="P17"><text:span text:style-name="T15"><text:line-break/></text:span><text:span text:style-name="T67">iv – </text:span><text:span text:style-name="T70">m ä ß i g <text:s text:c="2"/>l a n g s a m</text:span><text:span text:style-name="T71"> </text:span></text:p>
      <text:p text:style-name="P7"/>
      <text:p text:style-name="P38"><text:span text:style-name="T1">Bar<text:tab/>Staff<text:tab/>Note</text:span><text:span text:style-name="T2"><text:line-break/></text:span><text:span text:style-name="T59">30<text:tab/>pf<text:tab/></text:span><text:span text:style-name="T49">left hand: bass clef missing in Ms</text:span><text:span text:style-name="T60"><text:line-break/>31<text:tab/>vla<text:tab/>2nd half of bar in Ms: as′8–as′8–as′16–f′16–f′8–f′8</text:span><text:span text:style-name="T61"><text:line-break/>38<text:tab/>cb<text:tab/>3rd eighth in Ms: c′8</text:span><text:span text:style-name="T22"><text:line-break/><text:line-break/><text:line-break/><text:line-break/></text:span><text:span text:style-name="T23">v – </text:span></text:p>
      <text:p text:style-name="P9"/>
      <text:p text:style-name="P14"><text:span text:style-name="T1">Bar<text:tab/>Staff<text:tab/>Note</text:span><text:span text:style-name="T2"><text:line-break/></text:span><text:line-break/></text:p>
      <text:p text:style-name="P11"/>
      <text:p text:style-name="P12">This edition has been compiled and checked with utmost diligence. Nevertheless, errors and mistakes cannot be totally excluded. Please report any errors and mistakes to <text:span text:style-name="T74">wolfgang</text:span> (at) <text:span text:style-name="T74">esser-skala</text:span>.at<text:span text:style-name="T74"> or create an issue or pull request on the edition’s GitHub page (https://github.com/skafdasschaf/reiter-sextett-op-113)</text:span>. Your help will be greatly appreciated.</text:p>
      <text:p text:style-name="P10"/>
      <text:p text:style-name="P21"/>
      <text:p text:style-name="P21"/>
      <text:p text:style-name="P21"><text:span text:style-name="T12">Salzburg, </text:span><text:span text:style-name="T27">October</text:span><text:span text:style-name="T12"> 201</text:span><text:span text:style-name="T16">7</text:span><text:line-break/>Wolfgang Skala</text:p>
      <text:p text:style-name="P35"/>
      <text:p text:style-name="P34"/>
      <text:p text:style-name="P31">C O N T E N T S</text:p>
      <text:p text:style-name="P28"/>
      <text:p text:style-name="P27"/>
      <text:p text:style-name="P27"/>
      <text:p text:style-name="P22"><text:span text:style-name="T75">1<text:tab/>Kräftig bewegt<text:tab/>1</text:span><text:line-break/></text:p>
      <text:p text:style-name="P3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7-11-12T23:36:07.116369174</dc:date>
    <dc:creator>Wolfgang Skala</dc:creator>
    <meta:editing-duration>P7DT40M14S</meta:editing-duration>
    <meta:editing-cycles>563</meta:editing-cycles>
    <meta:generator>LibreOffice/4.2.8.2$Linux_X86_64 LibreOffice_project/420m0$Build-2</meta:generator>
    <meta:document-statistic meta:table-count="0" meta:image-count="1" meta:object-count="0" meta:page-count="6" meta:paragraph-count="21" meta:word-count="645" meta:character-count="3438" meta:non-whitespace-character-count="2767"/>
  </office:meta>
</office:document-meta>
</file>